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style:font-name="Times New Roman" officeooo:rsid="0021e114" officeooo:paragraph-rsid="002f812a"/>
    </style:style>
    <style:style style:name="P2" style:family="paragraph" style:parent-style-name="Standard">
      <style:paragraph-properties fo:line-height="200%" fo:text-align="start" style:justify-single-word="false"/>
      <style:text-properties style:font-name="Times New Roman" officeooo:rsid="00334fe1" officeooo:paragraph-rsid="00334fe1"/>
    </style:style>
    <style:style style:name="P3" style:family="paragraph" style:parent-style-name="Standard">
      <style:paragraph-properties fo:line-height="200%" fo:text-align="start" style:justify-single-word="false"/>
      <style:text-properties style:font-name="Times New Roman" fo:font-size="10pt" officeooo:rsid="0021e114" officeooo:paragraph-rsid="002f812a" style:font-size-asian="10pt" style:font-size-complex="10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officeooo:rsid="001ddbea" officeooo:paragraph-rsid="001ddbea"/>
    </style:style>
    <style:style style:name="P5" style:family="paragraph" style:parent-style-name="Standard">
      <style:paragraph-properties fo:line-height="200%"/>
      <style:text-properties style:font-name="Times New Roman" officeooo:rsid="001d18e8" officeooo:paragraph-rsid="001d18e8"/>
    </style:style>
    <style:style style:name="P6" style:family="paragraph" style:parent-style-name="Standard">
      <style:paragraph-properties fo:line-height="200%" fo:text-align="start" style:justify-single-word="false"/>
      <style:text-properties style:font-name="Times New Roman" officeooo:rsid="002a7781" officeooo:paragraph-rsid="002f812a"/>
    </style:style>
    <style:style style:name="T1" style:family="text">
      <style:text-properties officeooo:rsid="002f812a"/>
    </style:style>
    <style:style style:name="T2" style:family="text">
      <style:text-properties officeooo:rsid="003376c9"/>
    </style:style>
    <style:style style:name="T3" style:family="text">
      <style:text-properties fo:font-size="10pt" officeooo:rsid="002f812a" style:font-size-asian="10pt" style:font-size-complex="10pt"/>
    </style:style>
    <style:style style:name="T4" style:family="text">
      <style:text-properties fo:font-size="10pt" fo:font-weight="bold" officeooo:rsid="002f812a" style:font-size-asian="10pt" style:font-weight-asian="bold" style:font-size-complex="10pt" style:font-weight-complex="bold"/>
    </style:style>
    <style:style style:name="T5" style:family="text">
      <style:text-properties fo:font-weight="bold" officeooo:rsid="002f812a" style:font-weight-asian="bold" style:font-weight-complex="bold"/>
    </style:style>
    <style:style style:name="T6" style:family="text">
      <style:text-properties officeooo:rsid="003520bd"/>
    </style:style>
    <style:style style:name="T7" style:family="text">
      <style:text-properties officeooo:rsid="0037a3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leksandr Yardas</text:p>
      <text:p text:style-name="P5">Tut 100-17</text:p>
      <text:p text:style-name="P5">Paul Hutchison</text:p>
      <text:p text:style-name="P5">12/0<text:span text:style-name="T7">8</text:span>/2016</text:p>
      <text:p text:style-name="P4">Success at Grinne<text:span text:style-name="T6">ll</text:span></text:p>
      <text:p text:style-name="P6">A mentor of mine often said that “success is progress towards a worthy goal.” I know that I like the sciences, and I will probably have a career in a scientific field. With that in mind, it seems a good goal would be “I wan’t to be a successful scientist.” At Grinnell I hope to take the requisite steps to begin making significant progress towards that goal. To help me towards this, I have 3 main focuses:</text:p>
      <text:p text:style-name="P1"><text:span text:style-name="T1"><text:tab/></text:span><text:span text:style-name="T4">1)</text:span><text:span text:style-name="T3"> Mind and body: Better myself physically and mentally. Exercise every day and stay fit and keep stress low. <text:tab/>Organize time effectively, get consistently good sleep and nutrition. If my body and mind are not strong, I cannot <text:tab/>efficiently do anything, so this comes first.</text:span></text:p>
      <text:p text:style-name="P3"><text:span text:style-name="T1"><text:tab/></text:span><text:span text:style-name="T5">2)</text:span><text:span text:style-name="T1"> Communication and writing: Improve my speaking and writing skills, develop mastery and understanding of <text:tab/>Spanish. Effective communication is necessary to persuade and inform others and myself. The </text:span></text:p>
      <text:p text:style-name="P3"><text:span text:style-name="T1"><text:tab/></text:span><text:span text:style-name="T5">3)</text:span><text:span text:style-name="T1"> Reasoning and logic: master mathematical theory and fundamental and advanced concepts of physics. This is the <text:tab/>icing on the cake. If I do the first two, this will follow.</text:span></text:p>
      <text:p text:style-name="P1"/>
      <text:p text:style-name="P2">If I can look back 5 or 10 years down the road and say that I spent my time here well and accomplished the things I wanted to accomplish, I’d that’s a success by any definition.</text:p>
      <text:p text:style-name="P2"/>
      <text:p text:style-name="P2"><text:tab/><text:span text:style-name="T2">Switching focus to success in this semester, I’d say I survived, but I did not thrive. e. I was trying to be on my A-game 16 hours a day, 6 days a week, which was exhausting. I tried making myself get up early, which often failed, and ate food at odd times during the day, often spread out over many hours. It was a mess. I felt and still feel trapped not by the amount of work I have, but the time I have to do it. In high school I always had time, and here I have to squeeze extra time out of the day. It doesn’t help that I am a slow writer, even now just to write one page that I am satisfied with has taken </text:span><text:soft-page-break/><text:span text:style-name="T2">at least 3 different revisions and multiple hours. Maybe I need to be less hard on myself. It is after all a place to try new thing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5:45:02.498804000</meta:creation-date>
    <dc:date>2016-12-08T08:31:23.493026000</dc:date>
    <meta:editing-duration>PT1H13M54S</meta:editing-duration>
    <meta:editing-cycles>11</meta:editing-cycles>
    <meta:generator>LibreOffice/5.2.3.3$MacOSX_X86_64 LibreOffice_project/d54a8868f08a7b39642414cf2c8ef2f228f780cf</meta:generator>
    <meta:document-statistic meta:table-count="0" meta:image-count="0" meta:object-count="0" meta:page-count="2" meta:paragraph-count="11" meta:word-count="382" meta:character-count="2047" meta:non-whitespace-character-count="1667"/>
  </office:meta>
</office:document-meta>
</file>